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byssinica SIL" fo:font-weight="bold" officeooo:rsid="00175239" officeooo:paragraph-rsid="00175239" style:font-weight-asian="bold" style:font-weight-complex="bold"/>
    </style:style>
    <style:style style:name="P2" style:family="paragraph" style:parent-style-name="Standard">
      <style:paragraph-properties fo:text-align="justify" style:justify-single-word="false"/>
      <style:text-properties style:font-name="Abyssinica SIL" fo:font-weight="bold" officeooo:paragraph-rsid="00175239" style:font-weight-asian="bold" style:font-weight-complex="bold"/>
    </style:style>
    <style:style style:name="P3" style:family="paragraph" style:parent-style-name="Standard">
      <style:text-properties style:font-name="Abyssinica SIL" officeooo:rsid="00175239" officeooo:paragraph-rsid="00175239"/>
    </style:style>
    <style:style style:name="P4" style:family="paragraph" style:parent-style-name="Standard">
      <style:paragraph-properties fo:text-align="justify" style:justify-single-word="false"/>
      <style:text-properties style:font-name="Abyssinica SIL" officeooo:rsid="00175239" officeooo:paragraph-rsid="00175239"/>
    </style:style>
    <style:style style:name="P5" style:family="paragraph" style:parent-style-name="Standard">
      <style:paragraph-properties fo:text-align="justify" style:justify-single-word="false"/>
      <style:text-properties style:font-name="Abyssinica SIL" officeooo:rsid="00175239" officeooo:paragraph-rsid="00176fe3"/>
    </style:style>
    <style:style style:name="P6" style:family="paragraph" style:parent-style-name="Standard">
      <style:paragraph-properties fo:text-align="center" style:justify-single-word="false"/>
      <style:text-properties style:font-name="Abyssinica SIL" officeooo:rsid="00175239" officeooo:paragraph-rsid="00175239"/>
    </style:style>
    <style:style style:name="P7" style:family="paragraph" style:parent-style-name="Standard">
      <style:paragraph-properties fo:text-align="justify" style:justify-single-word="false"/>
      <style:text-properties style:font-name="Abyssinica SIL" officeooo:paragraph-rsid="00175239"/>
    </style:style>
    <style:style style:name="P8" style:family="paragraph" style:parent-style-name="Standard">
      <style:paragraph-properties fo:text-align="justify" style:justify-single-word="false"/>
      <style:text-properties style:font-name="Abyssinica SIL" officeooo:paragraph-rsid="00162d8a"/>
    </style:style>
    <style:style style:name="P9" style:family="paragraph" style:parent-style-name="Standard">
      <style:paragraph-properties fo:text-align="justify" style:justify-single-word="false"/>
      <style:text-properties style:font-name="Abyssinica SIL" officeooo:paragraph-rsid="00176fe3"/>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Y DEL IVA</text:p>
      <text:p text:style-name="P4"/>
      <text:p text:style-name="P7"><text:span text:style-name="T1">Capítulo III De la Emisión de Documentos y Registros Contables</text:span></text:p>
      <text:p text:style-name="P7"><text:tab/><text:span text:style-name="T1">Artículo 54.</text:span> Los contribuyentes a que se refiere el artículo 5 de esta Ley están obligados a emitir facturas por sus ventas, por la prestación de servicios y por las demás operaciones gravadas. En ellas deberá indicarse en partida separada el impuesto que autoriza esta Ley. Las facturas podrán ser sustituidas por otros documentos en los casos en que así lo autorice la Administración Tributaria. </text:p>
      <text:p text:style-name="P7">En los casos de operaciones asimiladas a ventas que, por su naturaleza no dan lugar a la emisión de facturas, el vendedor deberá entregar al adquirente un comprobante en el que conste el impuesto causado en la operación. La Administración Tributaria podrá sustituir la utilización de las facturas en los términos previstos en esta Ley, por el uso de sistemas, máquinas o equipos que garanticen la inviolabilidad de los registros fiscales, así como establecer las características, requisitos y especificaciones que los mismos deberán cumplir. Asimismo, la Administración Tributaria podrá establecer regímenes simplificados de facturación para aquellos casos en que la emisión de facturas en los términos de esta Ley, pueda dificultar el desarrollo eficiente de la actividad, en virtud del volumen de las operaciones del contribuyente. En toda venta de bienes o prestaciones a no contribuyentes del impuesto, incluyendo aquellas no sujetas o exentas, se deberán emitir facturas, documentos equivalentes o comprobantes, los cuales no originan derecho a crédito fiscal. Las características de dichos documentos serán establecidas por la Administración Tributaria, tomando en consideración la naturaleza de la operación respectiva.</text:p>
      <text:p text:style-name="P7"/>
      <text:p text:style-name="P7"><text:tab/><text:span text:style-name="T1">Artículo 55.</text:span> Los contribuyentes deberán emitir sus correspondientes facturas en las oportunidades siguientes: 1. En los casos de ventas de bienes muebles corporales, en el mismo momento cuando se efectúe la entrega de los bienes muebles; 2. En la prestación de servicios, a más tardar dentro del período tributario en que el contribuyente perciba la remuneración o contraprestación, cuando le sea abonada en cuenta o se ponga ésta a su disposición. Cuando las facturas no se emitan en el momento de efectuarse la entrega de los bienes muebles, los vendedores deberán emitir y entregar al comprador en esa oportunidad, una orden de entrega o guía de despacho que ha de contener las especificaciones exigidas por las normas que al respecto establezca la Administración Tributaria. La factura que se emita posteriormente deberá hacer referencia a la orden de entrega o guía de despacho. </text:p>
      <text:p text:style-name="P8"/>
      <text:p text:style-name="P8"/>
      <text:p text:style-name="P9"><text:tab/><text:span text:style-name="T1">Artículo 57.</text:span> La Administración Tributaria dictará las normas en que se establezcan los requisitos, formalidades y especificaciones que deben cumplirse en la impresión y emisión de las facturas, y demás documentos que se generen conforme a lo previsto en esta Ley. En todo caso, la factura o documento de que se trate deberá contener como mínimo los requisitos que se enumeran a <text:soft-page-break/>continuación:</text:p>
      <text:p text:style-name="P9">1. Numeración consecutiva y única de la factura o documento de que se trate. Si el contribuyente desarrolla actividades en más de un establecimiento o sucursal, debe emitir las facturas con numeración consecutiva única por cada establecimiento o sucursal. Los agentes de retención a que se refiere el artículo 11 de esta Ley, emplearán una numeración distinta a la utilizada para emitir los documentos propios de sus actividades.</text:p>
      <text:p text:style-name="P9">2. Número de Control consecutivo y único por cada documento impreso, que se inicie con la frase “N° de Control…”. Este número no estará relacionado con el número de facturación previsto en el numeral anterior, salvo que el contribuyente así lo disponga. Si el contribuyente desarrolla actividades en más de un establecimiento o sucursal, debe emitir las facturas con numeración consecutiva única por cada establecimiento o sucursal. Si el contribuyente solicita la impresión de documentos en original y copias, tanto el original como sus respectivas copias deberán contener el mismo Número de Control. El orden de los documentos deberá comenzar con el Número de Control 01, pudiendo el contribuyente repetir la numeración cuando ésta supere los ocho (8) dígitos.</text:p>
      <text:p text:style-name="P9">3. Nombre completo y domicilio fiscal del emisor, si se trata de una persona natural; o denominación o razón social y domicilio fiscal, si el emisor es una persona jurídica, comunidad, sociedad de hecho o irregular, consorcio u otro ente jurídico o económico. </text:p>
      <text:p text:style-name="P9">4. Número de inscripción del emisor en el Registro de Información Fiscal (RIF) y Número de Identificación Tributaria (NIT), en caso de poseer este último.</text:p>
      <text:p text:style-name="P9">5. Nombre completo del adquirente del bien o receptor del servicio, Registro de Información Fiscal (RIF) y Número de Identificación Tributaria (NIT), en caso de poseer este último.</text:p>
      <text:p text:style-name="P9">6. Especificación del monto del impuesto según la alícuota aplicable, en forma separada del precio o remuneración de la operación.</text:p>
      <text:p text:style-name="P9"><text:tab/>El incumplimiento de cualquiera de los requisitos precedentes ocasionará que el impuesto incluido en el documento no genere crédito fiscal. Tampoco se generará crédito fiscal cuando la factura o documento no esté elaborado por una imprenta autorizada, si ello es exigido por las normas sublegales que desarrollan esta Ley; o cuando el formato preimpreso no contenga los requisitos previstos en los numerales 1, 2, 3 y 4 de este artículo. El Reglamento podrá exigir el cumplimiento de otros requisitos para la generación del crédito fiscal. En todo caso, el incumplimiento de cualquier otro requisito distinto a los aquí previstos, no impedirá la generación del crédito fiscal, sin perjuicio de las sanciones establecidas en el Código Orgánico Tributario por el incumplimiento de deberes formales. La Administración Tributaria dictará las normas para asegurar el cumplimiento de la emisión y entrega de las facturas y demás documentos por parte de los sujetos pasivos de este impuesto, tales como la obligación de los adquirentes de los bienes y receptores de los servicios de exigir las facturas y demás documentos, en los supuestos previstos en esta Ley, en el Reglamento y en las demás disposiciones sublegales que la desarrollen. A los fines de control fiscal, la Administración Tributaria podrá igualmente establecer mecanismos de <text:soft-page-break/>incentivos para que los no contribuyentes exijan la entrega de las facturas y demás documentos por parte de los sujetos pasivos. Parágrafo Primero: La Administración Tributaria podrá establecer normas tendentes a regular la corrección de los errores materiales en que hubiesen podido incurrir los contribuyentes al momento de emitir las facturas y cualquier otro documento equivalente que las sustituyan.</text:p>
      <text:p text:style-name="P8"/>
      <text:p text:style-name="P8"><text:tab/><text:span text:style-name="T1">Artículo 58.</text:span> Cuando con posterioridad a la facturación se produjeren devoluciones de bienes muebles, envases, depósitos, o se dejen sin efecto operaciones efectuadas, los contribuyentes vendedores y prestadores de servicios deberán expedir nuevas facturas o emitir notas de crédito o débito modificadoras de las facturas originalmente emitidas. Los contribuyentes quedan obligados a conservar en todo caso, a disposición de las autoridades fiscales, las facturas sustituidas. Las referidas notas deberán cumplir con los mismos requisitos y formalidades de las facturas establecidas en esta Ley y sus disposiciones reglamentarias. </text:p>
      <text:p text:style-name="P8"/>
      <text:p text:style-name="P4"/>
      <text:p text:style-name="P1">REGLAMENTO DEL IVA</text:p>
      <text:p text:style-name="P1"/>
      <text:p text:style-name="P6"><text:span text:style-name="T1">TITULO V EMISIÓN DE DOCUMENTOS Y REGISTROS CONTABLES Capítulo I Emisión de Documentos Sección I De las Facturas, Documentos Equivalentes, Ordenes de Entrega, Guías de Despacho, Notas de Débito y de Crédito emitidos a Contribuyentes y a no Contribuyentes</text:span> </text:p>
      <text:p text:style-name="P6"/>
      <text:p text:style-name="P4"><text:tab/><text:span text:style-name="T1">Artículo 62:</text:span> Las facturas deberán emitirse por duplicado. El original deberá ser entregado al adquirente del bien o al receptor del servicio y el duplicado quedará en poder del vendedor del bien o del prestador del servicio. Tales documentos deberán indicar el destinatario. Sin perjuicio de lo dispuesto en el artículo 56 de este Reglamento, el único ejemplar de la factura que da derecho al crédito fiscal es el original, debiendo indicarse expresamente en el duplicado que éste no da derecho a tal crédito, por ser aplicable una sola vez por el adquirente y comprobarse mediante el original de la factura. Artículo 63: El Ministerio de Hacienda, mediante Resolución, dictará las normas que establezcan los requisitos, formalidades y especificaciones técnicas que deben cumplirse en la impresión y emisión de las facturas, en los otros documentos equivalentes que la sustituyan, en las órdenes de entrega o guías de despacho y en las notas de crédito o débito. </text:p>
      <text:p text:style-name="P4"/>
      <text:p text:style-name="P4"><text:span text:style-name="T1">Sección II Comprobantes generados por Máquinas Fiscales</text:span> </text:p>
      <text:p text:style-name="P4"><text:tab/></text:p>
      <text:p text:style-name="P4"><text:tab/><text:span text:style-name="T1">Artículo 65</text:span>: El Ministerio de Hacienda, mediante Resolución, podrá sustituir la utilización de las facturas por el uso de sistemas, máquinas o equipos que garanticen la inviolabilidad de lo registros fiscales, estableciendo para ello las normas, requisitos, formalidades y especificaciones técnicas que deberán cumplir <text:soft-page-break/>tanto los dispositivos antes mencionados como, los contribuyentes usuarios. Parágrafo Único: Igualmente el Ministerio de Hacienda en dicha Resolución establecerá los requisitos, formalidades y especificaciones técnicas que deberán cumplir los fabricantes, importadores y distribuidores de los sistemas, máquinas o equipos a que hace referencia el presente artículo, a los fines de obtener la autorización para vender los modelos de los dispositivos autorizados. Artículo 66: Los contribuyentes del Impuesto al Valor Agregado podrán optar por el uso de máquinas fiscales para la emisión de comprobantes relacionados con las operaciones de ventas o prestaciones de servicio, cumpliendo con los requisitos, formalidades y especificaciones técnicas que al efecto se establezcan. Parágrafo Único: La Administración Tributaria podrá autorizar como documento equivalente a factura, los comprobantes generados por sistemas, equipos o máquinas fiscales, siempre y cuando reflejen la identificación del adquirente y la descripción de los bienes o servicios vendidos. </text:p>
      <text:p text:style-name="P4"/>
      <text:p text:style-name="P1">Sección III Otros Medios de Comprobación de las Operaciones </text:p>
      <text:p text:style-name="P1"/>
      <text:p text:style-name="P4"><text:span text:style-name="T1">Artículo 69:</text:span> La Administración Tributaria podrá establecer mediante Providencia, mecanismos especiales de facturación para las operaciones de comercio electrónico gravadas por este impuesto. </text:p>
      <text:p text:style-name="P3"/>
      <text:p text:style-name="P1">CODIGO ORGANICO TRIBUTARIO</text:p>
      <text:p text:style-name="P1"/>
      <text:p text:style-name="P4"><text:span text:style-name="T1">Artículo 101:</text:span> Constituyen ilícitos formales relacionados con la obligación de emitir y exigir comprobantes:</text:p>
      <text:p text:style-name="P4"/>
      <text:p text:style-name="P5">1. No emitir facturas u otros documentos obligatorios.</text:p>
      <text:p text:style-name="P5">2. No entregar las facturas y otros documentos cuya entrega sea obligatoria.</text:p>
      <text:p text:style-name="P5">3. Emitir facturas u otros documentos obligatorios con prescindencia total o parcial de los requisitos y características exigidos por las normas tributarias.</text:p>
      <text:p text:style-name="P5">4. Emitir facturas u otros documentos obligatorios a través de máquinas fiscales, sistemas de facturación electrónica u otros medios tecnológicos, que no reúnan los requisitos exigidos por las normas tributarias.</text:p>
      <text:p text:style-name="P5">5. No exigir a los vendedores o prestadores de servicios las facturas, recibos o comprobantes de las operaciones realizadas, cuando exista la obligación de emitirlos.</text:p>
      <text:p text:style-name="P5">6. Emitir o aceptar documentos o facturas cuyo monto no coincida con el correspondiente a la operación real.</text:p>
      <text:p text:style-name="P5"/>
      <text:p text:style-name="P5"><text:tab/>Quien incurra en el ilícito descrito en el numeral 1 será sancionado con multa de una unidad tributaria (1 U.T.) por cada factura, comprobante o documento dejado de emitir hasta un máximo de doscientas unidades tributarias (200 U.T.) por cada período o ejercicio fiscal, si fuere el caso. Cuando se trate de impuestos al consumo y el monto total de las facturas, comprobantes o documentos dejados de emitir exceda de doscientas unidades tributarias (200 <text:soft-page-break/>U.T.) en un mismo período, el infractor será sancionado además con clausura de uno (1) hasta cinco (5) días continuos de la oficina, local o establecimiento en que se hubiera cometido el ilícito. Si la comisión del ilícito no supera la cantidad señalada, sólo se aplicará la sanción pecuniaria. Si la empresa tiene varias sucursales, la clausura sólo se aplicará en el lugar de la comisión del ilícito. Quien incurra en los ilícitos descritos en los numerales 2, 3 y 4 será sancionado con multa de una unidad tributaria (1 U.T.) por cada factura, comprobante o documento emitido hasta un máximo de ciento cincuenta unidades tributarias (150 U.T.) por cada período, si fuere el caso. Quien incurra en el ilícito descrito en el numeral 5 será sancionado con multa de una a cinco unidades tributarias. (1 U.T. a 5 U.T.) Quien incurra en el ilícito descrito en el numeral 6 será sancionado con multa de cinco a cincuenta unidades tributarias. (5 U.T. a 50 U.T.).</text:p>
      <text:p text:style-name="P1"/>
      <text:p text:style-name="P1">Providencia Administrativa Nº 0592 que Establece las Normas Relativas a Imprentas y Máquinas Fiscales para la Elaboración de Facturas y Otros Documentos Reimpresa por error material en la Gaceta Oficial Nº 38.776 del 25/09/2007 LAS MÁQUINAS FISCALES </text:p>
      <text:p text:style-name="P1"/>
      <text:p text:style-name="P1">Providencia Administrativa 591, que establece las normas generales de emisión de facturas y otros documentos. Gaceta Oficial N° 38.759 de fecha 31 de agosto 2007, reimpresa por error material en Gaceta Oficial N° 38.776 de fecha 25 de septiembre de 2007)</text:p>
      <text:p text:style-name="P1"/>
      <text:p text:style-name="P7"/>
      <text:p text:style-name="P2">Gaceta Oficial 39795 del 8 Noviembre 2011 Providencia mediante la cual se establece las Normas Generales de Emisión de Facturas y otros Documento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11:19:51.025464517</meta:creation-date>
    <dc:date>2015-02-06T12:16:37.770677489</dc:date>
    <meta:editing-duration>PT2M54S</meta:editing-duration>
    <meta:editing-cycles>1</meta:editing-cycles>
    <meta:document-statistic meta:table-count="0" meta:image-count="0" meta:object-count="0" meta:page-count="5" meta:paragraph-count="34" meta:word-count="2018" meta:character-count="13152" meta:non-whitespace-character-count="11146"/>
    <meta:generator>LibreOffice/4.3.3.2$Linux_x86 LibreOffice_project/430m0$Build-2</meta:generator>
  </office:meta>
</office:document-meta>
</file>